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Poppins" svg:font-family="Poppins" style:font-family-generic="roman" style:font-pitch="variable"/>
    <style:font-face style:name="Poppins1" svg:font-family="Poppins" style:font-family-generic="system"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8313in"/>
    </style:style>
    <style:style style:name="Table2.D" style:family="table-column">
      <style:table-column-properties style:column-width="1.831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7"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9"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text-properties style:font-name="Karla" fo:font-size="15pt" style:font-name-asian="Karla1" style:font-size-asian="15pt" style:font-name-complex="Karla1" style:font-size-complex="15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margin-left="0.5in" fo:margin-right="0in" fo:line-height="50%" fo:text-indent="0in" style:auto-text-indent="false"/>
      <style:text-properties style:font-name="Lora1" style:font-name-asian="Lora2" style:font-name-complex="Lora2"/>
    </style:style>
    <style:style style:name="P14"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15" style:family="paragraph" style:parent-style-name="Standard">
      <style:paragraph-properties fo:margin-left="0.5in" fo:margin-right="0in" fo:line-height="115%" fo:text-indent="0in" style:auto-text-indent="false"/>
    </style:style>
    <style:style style:name="P16" style:family="paragraph" style:parent-style-name="Standard">
      <style:paragraph-properties fo:text-align="end" style:justify-single-word="false" style:writing-mode="rl-tb"/>
    </style:style>
    <style:style style:name="P17" style:family="paragraph" style:parent-style-name="Contents_20_1">
      <style:paragraph-properties>
        <style:tab-stops>
          <style:tab-stop style:position="7.3236in" style:type="right" style:leader-style="dotted" style:leader-text="."/>
        </style:tab-stops>
      </style:paragraph-properties>
    </style:style>
    <style:style style:name="P18" style:family="paragraph" style:parent-style-name="Contents_20_2">
      <style:paragraph-properties>
        <style:tab-stops>
          <style:tab-stop style:position="7.3236in" style:type="right" style:leader-style="dotted" style:leader-text="."/>
        </style:tab-stops>
      </style:paragraph-properties>
    </style:style>
    <style:style style:name="P19"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20"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22"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4"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5"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6"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27"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8"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9"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30"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31" style:family="paragraph" style:parent-style-name="Standard">
      <style:text-properties officeooo:rsid="001c1f9f"/>
    </style:style>
    <style:style style:name="P32" style:family="paragraph" style:parent-style-name="Standard">
      <style:text-properties officeooo:rsid="001c1f9f" officeooo:paragraph-rsid="001c1f9f" style:font-name-complex="KFGQPC Uthmanic Script HAFS1"/>
    </style:style>
    <style:style style:name="P3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34"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5"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7" style:family="paragraph" style:parent-style-name="Table_20_Contents">
      <style:paragraph-properties fo:text-align="center" style:justify-single-word="false"/>
      <style:text-properties officeooo:rsid="001f342d" officeooo:paragraph-rsid="001f342d"/>
    </style:style>
    <style:style style:name="P38" style:family="paragraph" style:parent-style-name="Contents_20_1">
      <style:paragraph-properties>
        <style:tab-stops>
          <style:tab-stop style:position="7.3236in" style:type="right" style:leader-style="dotted" style:leader-text="."/>
        </style:tab-stops>
      </style:paragraph-properties>
    </style:style>
    <style:style style:name="P39" style:family="paragraph" style:parent-style-name="Contents_20_2">
      <style:paragraph-properties>
        <style:tab-stops>
          <style:tab-stop style:position="7.3236in" style:type="right" style:leader-style="dotted" style:leader-text="."/>
        </style:tab-stops>
      </style:paragraph-properties>
    </style:style>
    <style:style style:name="P40" style:family="paragraph" style:parent-style-name="Heading_20_1" style:master-page-name="Converted2">
      <style:paragraph-properties style:page-number="1"/>
    </style:style>
    <style:style style:name="P41" style:family="paragraph" style:parent-style-name="Heading_20_1">
      <style:paragraph-properties fo:break-before="page"/>
    </style:style>
    <style:style style:name="P42" style:family="paragraph" style:parent-style-name="Heading_20_2">
      <style:paragraph-properties fo:break-before="page"/>
    </style:style>
    <style:style style:name="P43"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44"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45"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46" style:family="paragraph" style:parent-style-name="Standard" style:list-style-name="WWNum2">
      <style:paragraph-properties fo:margin-left="0.5in" fo:margin-right="0in" fo:text-indent="-0.25in" style:auto-text-indent="false"/>
    </style:style>
    <style:style style:name="P47" style:family="paragraph" style:parent-style-name="Standard" style:list-style-name="WWNum1">
      <style:paragraph-properties fo:margin-left="0.5in" fo:margin-right="0in" fo:text-indent="-0.25in" style:auto-text-indent="false"/>
    </style:style>
    <style:style style:name="P48"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49" style:family="paragraph" style:parent-style-name="Standard">
      <style:paragraph-properties fo:break-before="page"/>
    </style:style>
    <style:style style:name="P50" style:family="paragraph" style:parent-style-name="Table_20_Contents">
      <style:paragraph-properties fo:text-align="center" style:justify-single-word="false"/>
      <style:text-properties officeooo:rsid="001f342d" officeooo:paragraph-rsid="001f342d"/>
    </style:style>
    <style:style style:name="P51" style:family="paragraph" style:parent-style-name="Table_20_Contents">
      <style:paragraph-properties fo:text-align="center" style:justify-single-word="false"/>
      <style:text-properties officeooo:rsid="00224cf1" officeooo:paragraph-rsid="00224cf1"/>
    </style:style>
    <style:style style:name="P52" style:family="paragraph">
      <loext:graphic-properties draw:fill="solid" draw:fill-color="#a0a0a0"/>
      <style:paragraph-properties fo:text-align="center"/>
    </style:style>
    <style:style style:name="P53"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style:font-name="Poppins" fo:font-size="10pt" style:font-name-asian="Poppins1" style:font-size-asian="10pt" style:font-name-complex="Poppins1" style:font-size-complex="10pt"/>
    </style:style>
    <style:style style:name="T9" style:family="text">
      <style:text-properties fo:color="#a61c00" loext:opacity="100%" style:font-name="Poppins" fo:font-size="11pt" style:font-name-asian="Poppins1" style:font-size-asian="11pt" style:font-name-complex="Poppins1" style:font-size-complex="11pt"/>
    </style:style>
    <style:style style:name="T10"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1"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2" style:family="text">
      <style:text-properties fo:color="#db005b" loext:opacity="100%"/>
    </style:style>
    <style:style style:name="T13" style:family="text">
      <style:text-properties fo:font-size="15pt" style:font-size-asian="15pt" style:font-size-complex="15pt"/>
    </style:style>
    <style:style style:name="T14" style:family="text">
      <style:text-properties style:font-name="Lora1" style:font-name-asian="Lora2" style:font-name-complex="Lora2"/>
    </style:style>
    <style:style style:name="T15" style:family="text">
      <style:text-properties style:font-name="Noto Naskh Arabic Medium" style:font-name-asian="Noto Naskh Arabic Medium1" style:font-name-complex="KFGQPC Uthmanic Script HAFS1"/>
    </style:style>
    <style:style style:name="T16" style:family="text">
      <style:text-properties style:font-name="Noto Naskh Arabic" style:font-name-asian="Noto Naskh Arabic1" style:font-name-complex="Noto Naskh Arabic1"/>
    </style:style>
    <style:style style:name="T17" style:family="text">
      <style:text-properties style:font-name="Noto Naskh Arabic" style:font-name-asian="Noto Naskh Arabic1" style:font-name-complex="KFGQPC Uthmanic Script HAFS1"/>
    </style:style>
    <style:style style:name="T18" style:family="text">
      <style:text-properties style:font-name-complex="KFGQPC Uthmanic Script HAFS1"/>
    </style:style>
    <style:style style:name="T19" style:family="text">
      <style:text-properties fo:font-size="12pt" style:font-size-asian="12pt" style:font-size-complex="12pt"/>
    </style:style>
    <style:style style:name="T20" style:family="text">
      <style:text-properties fo:color="#c9211e" loext:opacity="100%" style:font-name="Poppins" fo:font-size="10pt" style:font-name-asian="Poppins1" style:font-size-asian="10pt" style:font-name-complex="Poppins1" style:font-size-complex="10pt"/>
    </style:style>
    <style:style style:name="T21" style:family="text">
      <style:text-properties fo:color="#808080" loext:opacity="100%" style:font-name="Poppins" fo:font-size="10pt" style:font-name-asian="Poppins1" style:font-size-asian="10pt" style:font-name-complex="Poppins1" style:font-size-complex="10pt"/>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text:span text:style-name="T10">Dream</text:span><text:span text:style-name="T7"> </text:span><text:span text:style-name="T11">Nahw</text:span></text:p>
      <text:p text:style-name="P19">Notes</text:p>
      <text:p text:style-name="P6"/>
      <text:p text:style-name="P6"/>
      <text:p text:style-name="P6"/>
      <text:p text:style-name="P6"/>
      <text:p text:style-name="P7"/>
      <text:p text:style-name="P8"/>
      <text:p text:style-name="P8"/>
      <text:p text:style-name="P20">By</text:p>
      <text:p text:style-name="P20">Sakib</text:p>
      <text:p text:style-name="P45">What is this? Why does Even this exits?</text:p>
      <text:p text:style-name="Standard"/>
      <text:p text:style-name="Standard">Cause I wanted a note for me Which will have Questions and Then A brief answer<text:span text:style-name="T13">.</text:span></text:p>
      <text:p text:style-name="P10"/>
      <text:p text:style-name="P13"/>
      <text:p text:style-name="P14">Sakib</text:p>
      <text:p text:style-name="P15"><text:span text:style-name="T14">Email: </text:span><text:a xlink:type="simple" xlink:href="mailto:Sakibul706@gmail.com" text:style-name="ListLabel_20_19" text:visited-style-name="ListLabel_20_19"><text:span text:style-name="T14">Sakibul706@gmail.com</text:span></text:a></text:p>
      <text:p text:style-name="P11"/>
      <text:p text:style-name="P2"/>
      <text:p text:style-name="P9">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8"><text:a xlink:type="simple" xlink:href="#__RefHeading___Toc762_667590414" text:style-name="Index_20_Link" text:visited-style-name="Index_20_Link">Day 1-2<text:tab/>1</text:a></text:p>
          <text:p text:style-name="P39"><text:a xlink:type="simple" xlink:href="#__RefHeading___Toc772_667590414" text:style-name="Index_20_Link" text:visited-style-name="Index_20_Link">1. 5 special isms. أَسْماءُ الخَمْسَة<text:tab/>1</text:a></text:p>
          <text:p text:style-name="P38"><text:a xlink:type="simple" xlink:href="#__RefHeading___Toc770_667590414" text:style-name="Index_20_Link" text:visited-style-name="Index_20_Link">Day 3<text:tab/>2</text:a></text:p>
          <text:p text:style-name="P39"><text:a xlink:type="simple" xlink:href="#__RefHeading___Toc784_667590414" text:style-name="Index_20_Link" text:visited-style-name="Index_20_Link">1. Basic grammar vocabulary?<text:tab/>2</text:a></text:p>
          <text:p text:style-name="P38"><text:a xlink:type="simple" xlink:href="#__RefHeading___Toc768_667590414" text:style-name="Index_20_Link" text:visited-style-name="Index_20_Link">Day 4<text:tab/>3</text:a></text:p>
          <text:p text:style-name="P39"><text:a xlink:type="simple" xlink:href="#__RefHeading___Toc782_667590414" text:style-name="Index_20_Link" text:visited-style-name="Index_20_Link">1. Reasons for a word to be majroor?<text:tab/>3</text:a></text:p>
          <text:p text:style-name="P38"><text:a xlink:type="simple" xlink:href="#__RefHeading___Toc764_667590414" text:style-name="Index_20_Link" text:visited-style-name="Index_20_Link">21 &lt; Surah Jumm’ah [1-3]<text:tab/>5</text:a></text:p>
          <text:p text:style-name="P39"><text:a xlink:type="simple" xlink:href="#__RefHeading___Toc778_667590414" text:style-name="Index_20_Link" text:visited-style-name="Index_20_Link">Aya 1<text:tab/>5</text:a></text:p>
          <text:p text:style-name="P39"><text:a xlink:type="simple" xlink:href="#__RefHeading___Toc776_667590414" text:style-name="Index_20_Link" text:visited-style-name="Index_20_Link">Aya 2<text:tab/>6</text:a></text:p>
          <text:p text:style-name="P39"><text:a xlink:type="simple" xlink:href="#__RefHeading___Toc774_667590414" text:style-name="Index_20_Link" text:visited-style-name="Index_20_Link">Aya 3<text:tab/>7</text:a></text:p>
        </text:index-body>
      </text:table-of-content>
      <text:h text:style-name="P40" text:outline-level="1"><text:bookmark-start text:name="__RefHeading___Toc762_667590414"/><text:bookmark text:name="_68wds8k2yuuu"/>Day 1-2<text:bookmark-end text:name="__RefHeading___Toc762_667590414"/></text:h>
      <text:h text:style-name="Heading_20_2" text:outline-level="2"><text:bookmark-start text:name="__RefHeading___Toc772_667590414"/><text:bookmark text:name="_w81j60lcwknp"/>1. 5 special isms. <text:span text:style-name="T15">أَسْماءُ الخَمْسَة</text:span><text:bookmark-end text:name="__RefHeading___Toc772_667590414"/></text:h>
      <table:table table:name="Table1" table:style-name="Table1">
        <table:table-column table:style-name="Table1.A"/>
        <table:table-column table:style-name="Table1.B" table:number-columns-repeated="4"/>
        <table:table-row table:style-name="Table1.1">
          <table:table-cell table:style-name="Table1.A1" office:value-type="string">
            <text:p text:style-name="P26">ذُو</text:p>
          </table:table-cell>
          <table:table-cell table:style-name="Table1.A1" office:value-type="string">
            <text:p text:style-name="P26">فَمٌ</text:p>
          </table:table-cell>
          <table:table-cell table:style-name="Table1.A1" office:value-type="string">
            <text:p text:style-name="P26">حَمٌ</text:p>
          </table:table-cell>
          <table:table-cell table:style-name="Table1.A1" office:value-type="string">
            <text:p text:style-name="P26">أَخٌ</text:p>
          </table:table-cell>
          <table:table-cell table:style-name="Table1.A1" office:value-type="string">
            <text:p text:style-name="P26">أَبٌ</text:p>
          </table:table-cell>
        </table:table-row>
        <table:table-row table:style-name="Table1.1">
          <table:table-cell table:style-name="Table1.A1" office:value-type="string">
            <text:p text:style-name="P3">Posse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Standard">The special thing about them is their pair, plural <text:s/>and lite versions.</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36">Plural (broken)</text:p>
          </table:table-cell>
          <table:table-cell table:style-name="Table2.A1" office:value-type="string">
            <text:p text:style-name="P36">Pair (extra <text:span text:style-name="T18">و</text:span>)</text:p>
          </table:table-cell>
          <table:table-cell table:style-name="Table2.A1" office:value-type="string">
            <text:p text:style-name="P36">Lite (extra <text:span text:style-name="T18">و</text:span>)</text:p>
          </table:table-cell>
          <table:table-cell table:style-name="Table2.A1" office:value-type="string">
            <text:p text:style-name="P36">Normal</text:p>
          </table:table-cell>
        </table:table-row>
        <table:table-row table:style-name="Table2.1">
          <table:table-cell table:style-name="Table2.A1" office:value-type="string">
            <text:p text:style-name="P23">آباءٌ</text:p>
          </table:table-cell>
          <table:table-cell table:style-name="Table2.A1" office:value-type="string">
            <text:p text:style-name="P23">أَبَوَانِ</text:p>
          </table:table-cell>
          <table:table-cell table:style-name="Table2.A1" office:value-type="string">
            <text:p text:style-name="P23">أَبُو</text:p>
          </table:table-cell>
          <table:table-cell table:style-name="Table2.A1" office:value-type="string">
            <text:p text:style-name="P23">أَبٌ</text:p>
          </table:table-cell>
        </table:table-row>
        <table:table-row table:style-name="Table2.1">
          <table:table-cell table:style-name="Table2.A1" office:value-type="string">
            <text:p text:style-name="P23">آباءً</text:p>
          </table:table-cell>
          <table:table-cell table:style-name="Table2.A1" office:value-type="string">
            <text:p text:style-name="P23">أَبَوَينِ</text:p>
          </table:table-cell>
          <table:table-cell table:style-name="Table2.A1" office:value-type="string">
            <text:p text:style-name="P23">أَبَا</text:p>
          </table:table-cell>
          <table:table-cell table:style-name="Table2.A1" office:value-type="string">
            <text:p text:style-name="P23">أَبً</text:p>
          </table:table-cell>
        </table:table-row>
        <table:table-row table:style-name="Table2.1">
          <table:table-cell table:style-name="Table2.A1" office:value-type="string">
            <text:p text:style-name="P23">آباءٍ</text:p>
          </table:table-cell>
          <table:table-cell table:style-name="Table2.A1" office:value-type="string">
            <text:p text:style-name="P24">أَبَوَينِ</text:p>
          </table:table-cell>
          <table:table-cell table:style-name="Table2.A1" office:value-type="string">
            <text:p text:style-name="P23">أَبِى</text:p>
          </table:table-cell>
          <table:table-cell table:style-name="Table2.A1" office:value-type="string">
            <text:p text:style-name="P23">أَبٍ</text:p>
          </table:table-cell>
        </table:table-row>
      </table:table>
      <text:p text:style-name="P16"/>
      <text:p text:style-name="Standard">The plurals are not same of <text:span text:style-name="T17">أَخٌ</text:span></text:p>
      <text:p text:style-name="P24">إِخْوةٌ <text:s text:c="5"/>إِخْوةً <text:s text:c="4"/>إِخْوةٍ</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33">Plural</text:p>
          </table:table-cell>
          <table:covered-table-cell/>
          <table:table-cell table:style-name="Table3.A1" office:value-type="string">
            <text:p text:style-name="P33">Pair</text:p>
          </table:table-cell>
          <table:table-cell table:style-name="Table3.A1" office:value-type="string">
            <text:p text:style-name="P33">Singular</text:p>
          </table:table-cell>
        </table:table-row>
        <table:table-row table:style-name="Table3.2">
          <table:table-cell table:style-name="Table3.A1" office:value-type="string">
            <text:p text:style-name="P23">أُولُوْ</text:p>
          </table:table-cell>
          <table:table-cell table:style-name="Table3.A1" office:value-type="string">
            <text:p text:style-name="P24">ذَوُو</text:p>
          </table:table-cell>
          <table:table-cell table:style-name="Table3.A1" office:value-type="string">
            <text:p text:style-name="P23">ذَوَا</text:p>
          </table:table-cell>
          <table:table-cell table:style-name="Table3.A1" office:value-type="string">
            <text:p text:style-name="P23">ذُو</text:p>
          </table:table-cell>
        </table:table-row>
        <table:table-row table:style-name="Table3.3">
          <table:table-cell table:style-name="Table3.A1" office:value-type="string">
            <text:p text:style-name="P24">أُولِي</text:p>
          </table:table-cell>
          <table:table-cell table:style-name="Table3.A1" office:value-type="string">
            <text:p text:style-name="P24">ذَوِي</text:p>
          </table:table-cell>
          <table:table-cell table:style-name="Table3.A1" office:value-type="string">
            <text:p text:style-name="P24">ذَوَي</text:p>
          </table:table-cell>
          <table:table-cell table:style-name="Table3.A1" office:value-type="string">
            <text:p text:style-name="P24">ذا</text:p>
          </table:table-cell>
        </table:table-row>
        <table:table-row table:style-name="Table3.4">
          <table:table-cell table:style-name="Table3.A1" office:value-type="string">
            <text:p text:style-name="P24">أُولِي</text:p>
          </table:table-cell>
          <table:table-cell table:style-name="Table3.A1" office:value-type="string">
            <text:p text:style-name="P24">ذَوِي</text:p>
          </table:table-cell>
          <table:table-cell table:style-name="Table3.A1" office:value-type="string">
            <text:p text:style-name="P24">ذَوَي</text:p>
          </table:table-cell>
          <table:table-cell table:style-name="Table3.A1" office:value-type="string">
            <text:p text:style-name="P24">ذِي</text:p>
          </table:table-cell>
        </table:table-row>
      </table:table>
      <text:p text:style-name="Standard"/>
      <text:p text:style-name="Standard"><text:span text:style-name="T12">Note:</text:span> Pronounce “oluu” not “ooluu”</text:p>
      <text:p text:style-name="Standard">The remaining 2 are not in the quran.</text:p>
      <text:h text:style-name="P41" text:outline-level="1"><text:bookmark-start text:name="__RefHeading___Toc770_667590414"/><text:bookmark text:name="_qy0zh5kskxr4"/>Day 3<text:bookmark-end text:name="__RefHeading___Toc770_667590414"/></text:h>
      <text:h text:style-name="Heading_20_2" text:outline-level="2"><text:bookmark-start text:name="__RefHeading___Toc784_667590414"/><text:bookmark text:name="_bseei534xjpj"/>1. 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33">Status</text:p>
          </table:table-cell>
          <table:table-cell table:style-name="Table4.A1" office:value-type="string">
            <text:p text:style-name="P23">إِعْرَاب</text:p>
          </table:table-cell>
        </table:table-row>
        <table:table-row table:style-name="Table4.1">
          <table:table-cell table:style-name="Table4.A1" office:value-type="string">
            <text:p text:style-name="P33">Number</text:p>
          </table:table-cell>
          <table:table-cell table:style-name="Table4.A1" office:value-type="string">
            <text:p text:style-name="P23">عَدَد</text:p>
          </table:table-cell>
        </table:table-row>
        <table:table-row table:style-name="Table4.1">
          <table:table-cell table:style-name="Table4.A1" office:value-type="string">
            <text:p text:style-name="P33">Gender</text:p>
          </table:table-cell>
          <table:table-cell table:style-name="Table4.A1" office:value-type="string">
            <text:p text:style-name="P23">جِنْس</text:p>
          </table:table-cell>
        </table:table-row>
        <table:table-row table:style-name="Table4.1">
          <table:table-cell table:style-name="Table4.A1" office:value-type="string">
            <text:p text:style-name="P33">Type</text:p>
          </table:table-cell>
          <table:table-cell table:style-name="Table4.A1" office:value-type="string">
            <text:p text:style-name="P23">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4">Action</text:p>
          </table:table-cell>
          <table:table-cell table:style-name="Table5.A1" office:value-type="string">
            <text:p text:style-name="P24">فِعْل</text:p>
          </table:table-cell>
        </table:table-row>
        <table:table-row table:style-name="Table5.1">
          <table:table-cell table:style-name="Table5.A1" office:value-type="string">
            <text:p text:style-name="P34">Dower</text:p>
          </table:table-cell>
          <table:table-cell table:style-name="Table5.A1" office:value-type="string">
            <text:p text:style-name="P24">فاعِل</text:p>
          </table:table-cell>
        </table:table-row>
        <table:table-row table:style-name="Table5.1">
          <table:table-cell table:style-name="Table5.A1" office:value-type="string">
            <text:p text:style-name="P34">Details</text:p>
          </table:table-cell>
          <table:table-cell table:style-name="Table5.A1" office:value-type="string">
            <text:p text:style-name="P24">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5">صِفَه</text:p>
          </table:table-cell>
          <table:table-cell table:style-name="Table6.A1" office:value-type="string">
            <text:p text:style-name="P35">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7">Common</text:p>
          </table:table-cell>
          <table:table-cell table:style-name="Table10.B1" office:value-type="string">
            <text:p text:style-name="P37">مَعْرِفة</text:p>
          </table:table-cell>
        </table:table-row>
        <table:table-row>
          <table:table-cell table:style-name="Table10.A2" office:value-type="string">
            <text:p text:style-name="P37">Proper</text:p>
          </table:table-cell>
          <table:table-cell table:style-name="Table10.B2" office:value-type="string">
            <text:p text:style-name="P37">نَكِرَة</text:p>
          </table:table-cell>
        </table:table-row>
        <table:table-row>
          <table:table-cell table:style-name="Table10.A2" office:value-type="string">
            <text:p text:style-name="P51">Adverb</text:p>
          </table:table-cell>
          <table:table-cell table:style-name="Table10.B2" office:value-type="string">
            <text:p text:style-name="P51">حَال</text:p>
          </table:table-cell>
        </table:table-row>
      </table:table>
      <text:p text:style-name="Table_20_Contents"/>
      <text:h text:style-name="P41" text:outline-level="1"><text:bookmark-start text:name="__RefHeading___Toc768_667590414"/><text:bookmark text:name="_t31knplt770j"/>Day 4<text:bookmark-end text:name="__RefHeading___Toc768_667590414"/></text:h>
      <text:h text:style-name="Heading_20_2" text:outline-level="2"><text:bookmark-start text:name="__RefHeading___Toc782_667590414"/><text:bookmark text:name="_daylpsxy3nm"/>1. Reasons for a word to be majroor?<text:bookmark-end text:name="__RefHeading___Toc782_667590414"/></text:h>
      <text:list text:style-name="WWNum2">
        <text:list-item>
          <text:p text:style-name="P46">After harf of jarr.</text:p>
        </text:list-item>
        <text:list-item>
          <text:p text:style-name="P46">Mudaaf ilai.</text:p>
        </text:list-item>
        <text:list-item>
          <text:p text:style-name="P46">Follower(<text:span text:style-name="T17">تَابِع</text:span>) of another word with <text:span text:style-name="T17">و </text:span>.</text:p>
        </text:list-item>
      </text:list>
      <text:p text:style-name="P49"><text:bookmark-start text:name="__RefHeading___Toc766_667590414"/>_<text:bookmark-end text:name="__RefHeading___Toc766_667590414"/></text:p>
      <text:p text:style-name="P32"/>
      <text:h text:style-name="P41" text:outline-level="1"><text:bookmark-start text:name="__RefHeading___Toc764_667590414"/><text:bookmark text:name="_yoxrip70pzdr"/>21 &lt; 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9"><text:span text:style-name="T18">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22">Word</text:p>
          </table:table-cell>
          <table:table-cell table:style-name="Table7.A1" office:value-type="string">
            <text:p text:style-name="P4">Meanings</text:p>
          </table:table-cell>
        </table:table-row>
        <table:table-row table:style-name="Table7.2">
          <table:table-cell table:style-name="Table7.A1" office:value-type="string">
            <text:p text:style-name="P28">يُسَبِّحُ</text:p>
          </table:table-cell>
          <table:table-cell table:style-name="Table7.A1" office:value-type="string">
            <text:p text:style-name="P5">He declares perfection.</text:p>
            <text:p text:style-name="P5">As if it’s floating in the water. To remove any doubtful or unfitting thought for Allah.</text:p>
          </table:table-cell>
        </table:table-row>
        <table:table-row table:style-name="Table7.3">
          <table:table-cell table:style-name="Table7.A1" office:value-type="string">
            <text:p text:style-name="P28">لِلَّهِ</text:p>
          </table:table-cell>
          <table:table-cell table:style-name="Table7.A1" office:value-type="string">
            <text:p text:style-name="P5">Some fa’l comes bunned with some harf. Depending upon the harf the meaning may change.</text:p>
          </table:table-cell>
        </table:table-row>
        <table:table-row table:style-name="Table7.4">
          <table:table-cell table:style-name="Table7.A1" office:value-type="string">
            <text:p text:style-name="P28">مَا فِى ٱلسَّمَـٰوَٰتِ</text:p>
            <text:p text:style-name="P28">وَمَا فِى ٱلْأَرْضِ</text:p>
          </table:table-cell>
          <table:table-cell table:style-name="Table7.A1" office:value-type="string">
            <text:p text:style-name="P5">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8">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8">ٱلْقُدُّوسِ</text:p>
          </table:table-cell>
          <table:table-cell table:style-name="Table7.A1" office:value-type="string">
            <text:p text:style-name="P5">The Pure.</text:p>
          </table:table-cell>
        </table:table-row>
        <table:table-row table:style-name="Table7.7">
          <table:table-cell table:style-name="Table7.A1" office:value-type="string">
            <text:p text:style-name="P28">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8">ٱلْحَكِيمِ</text:p>
          </table:table-cell>
          <table:table-cell table:style-name="Table7.A1" office:value-type="string">
            <text:p text:style-name="P5">The Wize.</text:p>
          </table:table-cell>
        </table:table-row>
      </table:table>
      <text:p text:style-name="Standard"/>
      <text:h text:style-name="Heading_20_2" text:outline-level="2"><text:bookmark text:name="_ya2c3vmgfd1y"/></text:h>
      <text:h text:style-name="P42" text:outline-level="2"><text:bookmark-start text:name="__RefHeading___Toc776_667590414"/><text:bookmark text:name="_x9jot1lfvomq"/>Aya 2<text:bookmark-end text:name="__RefHeading___Toc776_667590414"/></text:h>
      <text:p text:style-name="P30">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8">هُوَ ٱلَّذِى بَعَثَ</text:p>
          </table:table-cell>
          <table:table-cell table:style-name="Table8.A1" office:value-type="string">
            <text:p text:style-name="P5">He is the One Who raised.</text:p>
            <text:p text:style-name="P21">Sarf: <text:s/><text:span text:style-name="T18">بَعَثَ يبْعَث بعْثًا</text:span></text:p>
          </table:table-cell>
        </table:table-row>
        <table:table-row table:style-name="Table8.1">
          <table:table-cell table:style-name="Table8.A1" office:value-type="string">
            <text:p text:style-name="P28">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8">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8"><text:s/>يَتْلُوا عَلَيْهِمْ ءَايَـٰتِهِ</text:p>
          </table:table-cell>
          <table:table-cell table:style-name="Table8.A1" office:value-type="string">
            <text:p text:style-name="P5">Who recites the miraculous signs of him(Allah).</text:p>
          </table:table-cell>
        </table:table-row>
        <table:table-row table:style-name="Table8.1">
          <table:table-cell table:style-name="Table8.A1" office:value-type="string">
            <text:p text:style-name="P28">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8"><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8">وَإِنْ كَانُوا</text:p>
          </table:table-cell>
          <table:table-cell table:style-name="Table8.A1" office:value-type="string">
            <text:p text:style-name="P5">For sure they were</text:p>
            <text:p text:style-name="P2">Nahw: <text:span text:style-name="T16">إِنْ</text:span> is the diet version of <text:span text:style-name="T16">إِنَّ</text:span> and it doesn’t require an ims after it.</text:p>
          </table:table-cell>
        </table:table-row>
        <table:table-row table:style-name="Table8.1">
          <table:table-cell table:style-name="Table8.A1" office:value-type="string">
            <text:p text:style-name="P28">مِن قَبْلُ لَفِى ضَلَـٰلٍۢ مُّبِينٍۢ</text:p>
          </table:table-cell>
          <table:table-cell table:style-name="Table8.A1" office:value-type="string">
            <text:p text:style-name="P5">From before in great missguidance.</text:p>
          </table:table-cell>
        </table:table-row>
      </table:table>
      <text:p text:style-name="P12"/>
      <text:p text:style-name="Standard"><text:span text:style-name="T12">Beauty:</text:span><text:span text:style-name="T1"> </text:span>In the 1st aya the four names of Allah corresponds to</text:p>
      <text:list text:style-name="WWNum1">
        <text:list-item>
          <text:p text:style-name="P47">Reciting The ayas are like the signs of the king. (<text:span text:style-name="T17">ٱلْمَلِكِ</text:span>)</text:p>
        </text:list-item>
        <text:list-item>
          <text:p text:style-name="P47">He purifies them. (<text:span text:style-name="T17">ٱلْقُدُّوسِ</text:span>)</text:p>
        </text:list-item>
        <text:list-item>
          <text:p text:style-name="P47">Teaches them the law. (<text:span text:style-name="T17">ٱلْعَزِيزُ</text:span>)</text:p>
        </text:list-item>
        <text:list-item>
          <text:p text:style-name="P48">Teaches them wisdom. (<text:span text:style-name="T17">ٱلْحَكِيمُ</text:span>)</text:p>
          <text:list>
            <text:list-header>
              <text:h text:style-name="P43" text:outline-level="2"><text:bookmark-start text:name="__RefHeading___Toc774_667590414"/><text:bookmark text:name="_wt9i9g5uarkc"/>Aya 3<text:bookmark-end text:name="__RefHeading___Toc774_667590414"/></text:h>
            </text:list-header>
          </text:list>
        </text:list-item>
      </text:list>
      <text:p text:style-name="P30">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7">وَءَاخَرِينَ مِنْهُمْ</text:p>
          </table:table-cell>
          <table:table-cell table:style-name="Table9.A1" office:value-type="string">
            <text:p text:style-name="P5">And those other than them</text:p>
            <text:p text:style-name="P5">Nahw: وَ + nasb creates other meaning. </text:p>
          </table:table-cell>
        </table:table-row>
        <table:table-row table:style-name="Table9.1">
          <table:table-cell table:style-name="Table9.A1" office:value-type="string">
            <text:p text:style-name="P27"><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7"><text:s/>وَهُوَ ٱلْعَزِيزُ ٱلْحَكِيمُ</text:p>
          </table:table-cell>
          <table:table-cell table:style-name="Table9.A1" office:value-type="string">
            <text:p text:style-name="P5">And he is the most authoritative, wize.</text:p>
          </table:table-cell>
        </table:table-row>
      </table:table>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Poppins" svg:font-family="Poppins" style:font-family-generic="roman"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rect text:anchor-type="as-char" style:rel-width="100%" draw:z-index="10" draw:name="Shape3" draw:style-name="Mgr1" draw:text-style-name="MP1" svg:width="0.0012in" svg:height="0.0213in"><text:p/></draw:rect></text:p>
      </style:header>
      <style:footer>
        <text:p text:style-name="Standard"><draw:rect text:anchor-type="as-char" style:rel-width="100%" draw:z-index="17" draw:name="Shape4" draw:style-name="Mgr1" draw:text-style-name="MP1" svg:width="0.0012in" svg:height="0.0213in"><text:p/></draw:rect></text:p>
        <text:p text:style-name="MP3"><text:span text:style-name="MT5">Notes </text:span><text:span text:style-name="MT6">Page <text:s/></text:span><text:span text:style-name="MT7"><text:page-number text:select-page="current">7</text:page-number></text:span><text:span text:style-name="MT6"><text:tab/><text:tab/><text:tab/><text:tab/><text:tab/> <text:s text:c="12"/></text:span><text:span text:style-name="MT8">Mail: Sakibul706@gmail.com</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19T22:09:17.137932495</dc:date>
    <dc:creator>Sakib</dc:creator>
    <meta:editing-duration>PT29M10S</meta:editing-duration>
    <meta:editing-cycles>5</meta:editing-cycles>
    <meta:document-statistic meta:table-count="10" meta:image-count="0" meta:object-count="0" meta:page-count="11" meta:paragraph-count="165" meta:word-count="548" meta:character-count="2766" meta:non-whitespace-character-count="2351"/>
  </office:meta>
</office:document-meta>
</file>